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indent="2.5597in"/>
    </style:style>
    <style:style style:name="P2" style:parent-style-name="Standard" style:family="paragraph">
      <style:paragraph-properties fo:text-align="center" fo:text-indent="2.5597in">
        <style:tab-stops>
          <style:tab-stop style:type="left" style:position="3.2486in"/>
        </style:tab-stops>
      </style:paragraph-properties>
    </style:style>
    <style:style style:name="P3" style:parent-style-name="Standard" style:family="paragraph">
      <style:paragraph-properties fo:text-align="center" fo:text-indent="2.5597in">
        <style:tab-stops>
          <style:tab-stop style:type="left" style:position="1.9687in"/>
        </style:tab-stops>
      </style:paragraph-properties>
    </style:style>
    <style:style style:name="P4" style:parent-style-name="Standard" style:family="paragraph">
      <style:paragraph-properties fo:text-align="center" fo:text-indent="2.5597in">
        <style:tab-stops>
          <style:tab-stop style:type="left" style:position="1.9687in"/>
        </style:tab-stops>
      </style:paragraph-properties>
    </style:style>
    <style:style style:name="P5" style:parent-style-name="Standard" style:family="paragraph">
      <style:paragraph-properties fo:text-align="center" fo:text-indent="2.5597in"/>
      <style:text-properties fo:font-size="8pt" style:font-size-asian="8pt"/>
    </style:style>
    <style:style style:name="P6" style:parent-style-name="Standard" style:family="paragraph">
      <style:paragraph-properties fo:text-align="center" fo:text-indent="2.5597in">
        <style:tab-stops>
          <style:tab-stop style:type="left" style:position="2.5597in"/>
        </style:tab-stops>
      </style:paragraph-properties>
    </style:style>
    <style:style style:name="P7" style:parent-style-name="Standard" style:family="paragraph">
      <style:paragraph-properties fo:text-align="center" fo:text-indent="2.5597in"/>
      <style:text-properties fo:font-size="8pt" style:font-size-asian="8pt"/>
    </style:style>
    <style:style style:name="P8" style:parent-style-name="Standard" style:family="paragraph">
      <style:paragraph-properties fo:text-align="center" fo:text-indent="2.5597in">
        <style:tab-stops>
          <style:tab-stop style:type="left" style:position="2.5597in"/>
        </style:tab-stops>
      </style:paragraph-properties>
    </style:style>
    <style:style style:name="T9" style:parent-style-name="Основнойшрифтабзаца" style:family="text">
      <style:text-properties fo:language="en" fo:country="US"/>
    </style:style>
    <style:style style:name="P10" style:parent-style-name="Standard" style:family="paragraph">
      <style:paragraph-properties fo:text-indent="2.5597in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style:snap-to-layout-grid="false" fo:text-align="justify" fo:text-indent="0.3027in"/>
    </style:style>
    <style:style style:name="T15" style:parent-style-name="Основнойшрифтабзаца" style:family="text">
      <style:text-properties fo:language="en" fo:country="US"/>
    </style:style>
    <style:style style:name="P16" style:parent-style-name="Standard" style:family="paragraph">
      <style:paragraph-properties fo:text-align="justify" fo:text-indent="0.3027in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 fo:text-indent="0.4923in"/>
    </style:style>
    <style:style style:name="T19" style:parent-style-name="Основнойшрифтабзаца" style:family="text">
      <style:text-properties fo:language="en" fo:country="US"/>
    </style:style>
    <style:style style:name="P20" style:parent-style-name="Standard" style:family="paragraph">
      <style:paragraph-properties fo:text-indent="0.5in"/>
    </style:style>
    <style:style style:name="P21" style:parent-style-name="Standard" style:family="paragraph">
      <style:paragraph-properties fo:text-indent="0.5in"/>
    </style:style>
    <style:style style:name="P22" style:parent-style-name="Standard" style:family="paragraph">
      <style:paragraph-properties fo:text-indent="0.5in"/>
    </style:style>
    <style:style style:name="P23" style:parent-style-name="Standard" style:family="paragraph">
      <style:paragraph-properties fo:text-indent="0.5in"/>
    </style:style>
    <style:style style:name="P24" style:parent-style-name="Standard" style:family="paragraph">
      <style:paragraph-properties fo:text-indent="0.5in"/>
    </style:style>
    <style:style style:name="P25" style:parent-style-name="Standard" style:family="paragraph">
      <style:paragraph-properties fo:text-indent="0.5in"/>
    </style:style>
    <style:style style:name="P26" style:parent-style-name="Standard" style:family="paragraph">
      <style:paragraph-properties fo:text-indent="0.5in"/>
    </style:style>
    <style:style style:name="P27" style:parent-style-name="Standard" style:family="paragraph">
      <style:paragraph-properties fo:text-indent="0.5in"/>
    </style:style>
    <style:style style:name="P28" style:parent-style-name="Standard" style:family="paragraph">
      <style:paragraph-properties fo:text-indent="0.5in"/>
      <style:text-properties fo:language="en" fo:country="US"/>
    </style:style>
    <style:style style:name="P29" style:parent-style-name="Standard" style:family="paragraph">
      <style:paragraph-properties fo:text-indent="0.5in"/>
    </style:style>
    <style:style style:name="T30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/>
      <text:p text:style-name="P2">УТВЕРЖДАЮ</text:p>
      <text:p text:style-name="P3">Руководитель НУК ИУ</text:p>
      <text:p text:style-name="P4">МГТУ им. Н.Э.Баумана</text:p>
      <text:p text:style-name="P5"/>
      <text:p text:style-name="P6">_______________Матвеев В.А.</text:p>
      <text:p text:style-name="P7"/>
      <text:p text:style-name="P8">"___"________________<text:s/><text:span text:style-name="T9">2015</text:span><text:s/>г.</text:p>
      <text:p text:style-name="P10"/>
      <text:p text:style-name="Standard"/>
      <text:p text:style-name="Standard"/>
      <text:p text:style-name="P11">ЭКСПЕРТНОЕ ЗАКЛЮЧЕНИЕ</text:p>
      <text:p text:style-name="P12">о возможности опубликования материалов в печати</text:p>
      <text:p text:style-name="P13">и других средствах массовой информации</text:p>
      <text:p text:style-name="Standard"/>
      <text:p text:style-name="P14">Постоянно действующая научно-техническая комиссия НУК ИУ МГТУ им. Н.Э.Баумана, рассмотрев статью<text:span text:style-name="T15"><text:s/>Никитина А.В. и Шанурина Р.С. “Разработка универсального микропроцессорного отладочного устройства для серии лабораторных макетов, используемых в курсе основы теории управления”</text:span><text:s text:c="2"/>на <text:s text:c="6"/>стр., подтверждает, что в представленных материалах не содержатся сведения, подлежащие защите от разглашения.</text:p>
      <text:p text:style-name="P16">На публикацию материалов не требуется получать разрешения министерств, ведомств и других организаций.</text:p>
      <text:p text:style-name="P17"/>
      <text:p text:style-name="P18">ЗАКЛЮЧЕНИЕ: в результате рассмотрения статьи<text:span text:style-name="T19"><text:s/>Никитина А.В. и Шанурина Р.С. <text:s/>“Разработка универсального микропроцессорного отладочного устройства для серии лабораторных макетов, используемых в курсе основы теории управления”</text:span><text:s text:c="2"/>на <text:s text:c="9"/>стр. по существу её<text:s/><text:tab/>(его) содержания комиссия считает возможным опубликование работы в открытом варианте, так как в ней отсутствуют сведения, опубликование которых может причинить ущерб интересам государства, университета, авторов.</text:p>
      <text:p text:style-name="Standard"/>
      <text:p text:style-name="Standard"/>
      <text:p text:style-name="P20">Председатель экспертной</text:p>
      <text:p text:style-name="P21">комиссии НУК ИУ<text:tab/><text:tab/><text:tab/><text:tab/><text:tab/>Ф.В.Звягин</text:p>
      <text:p text:style-name="P22"/>
      <text:p text:style-name="P23"/>
      <text:p text:style-name="P24"/>
      <text:p text:style-name="P25"/>
      <text:p text:style-name="P26"/>
      <text:p text:style-name="P27"/>
      <text:p text:style-name="P28">Никитин А.В. 8 (909) 669-20-23</text:p>
      <text:p text:style-name="P29"><text:span text:style-name="T30">Шанурин Р.С. 8 (926) 197-32-1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4pt" style:font-size-asian="14pt" style:font-size-complex="10pt" style:language-complex="ar" style:country-complex="SA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tru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479in" fo:margin-bottom="1in" fo:margin-right="0.786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   	                                       УТВЕРЖДАЮ</dc:title>
    <meta:initial-creator>Зверев В. Ю.</meta:initial-creator>
    <dc:creator>Антоний Великий</dc:creator>
    <meta:creation-date>2015-04-20T12:04:00Z</meta:creation-date>
    <dc:date>2015-04-20T12:04:00Z</dc:date>
    <meta:print-date>2009-11-24T13:57:00Z</meta:print-date>
    <meta:template xlink:href="Normal.dotm" xlink:type="simple"/>
    <meta:editing-cycles>12</meta:editing-cycles>
    <meta:editing-duration>PT0S</meta:editing-duration>
    <meta:document-statistic meta:page-count="1" meta:paragraph-count="2" meta:word-count="196" meta:character-count="1316" meta:row-count="9" meta:non-whitespace-character-count="1122"/>
  </office:meta>
</office:document-meta>
</file>